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ourier New" svg:font-family="'Courier New'"/>
    <style:font-face style:name="Tahoma1" svg:font-family="Tahoma"/>
    <style:font-face style:name="宋体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1" svg:font-family="宋体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padding="0.097cm" fo:border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padding="0.097cm" fo:border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17cm" style:rel-column-width="65535*"/>
    </style:style>
    <style:style style:name="表格3.A1" style:family="table-cell">
      <style:table-cell-properties fo:padding="0.097cm" fo:border="0.05pt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17cm" style:rel-column-width="65535*"/>
    </style:style>
    <style:style style:name="表格4.A1" style:family="table-cell">
      <style:table-cell-properties fo:padding="0.097cm" fo:border="0.05pt solid #000000"/>
    </style:style>
    <style:style style:name="P1" style:family="paragraph" style:parent-style-name="Text_20_body">
      <style:text-properties fo:font-size="16pt" fo:font-weight="normal" officeooo:rsid="00671901" officeooo:paragraph-rsid="0013aab0" style:font-size-asian="16pt" style:language-asian="zh" style:country-asian="CN" style:font-weight-asian="normal" style:font-size-complex="16pt" style:font-weight-complex="normal"/>
    </style:style>
    <style:style style:name="P2" style:family="paragraph" style:parent-style-name="Text_20_body">
      <style:text-properties fo:font-size="16pt" fo:font-weight="normal" officeooo:rsid="0013aab0" officeooo:paragraph-rsid="0013aab0" style:font-size-asian="16pt" style:language-asian="zh" style:country-asian="CN" style:font-weight-asian="normal" style:font-size-complex="16pt" style:font-weight-complex="normal"/>
    </style:style>
    <style:style style:name="P3" style:family="paragraph" style:parent-style-name="Text_20_body">
      <style:text-properties style:font-name="Calibri" fo:font-size="24pt" fo:font-weight="normal" officeooo:rsid="007fc960" officeooo:paragraph-rsid="0013aab0" style:font-name-asian="Calibri" style:font-size-asian="24pt" style:language-asian="zh" style:country-asian="CN" style:font-weight-asian="bold" style:font-size-complex="24pt" style:font-weight-complex="normal"/>
    </style:style>
    <style:style style:name="P4" style:family="paragraph" style:parent-style-name="Text_20_body">
      <style:text-properties style:font-name="Calibri" fo:font-size="18.25pt" fo:font-weight="normal" officeooo:rsid="0013aab0" officeooo:paragraph-rsid="0013aab0" style:font-name-asian="Calibri" style:font-size-asian="16pt" style:language-asian="zh" style:country-asian="CN" style:font-weight-asian="normal" style:font-size-complex="18.25pt" style:font-weight-complex="normal"/>
    </style:style>
    <style:style style:name="P5" style:family="paragraph" style:parent-style-name="Text_20_body">
      <style:paragraph-properties fo:margin-top="0cm" fo:margin-bottom="0.499cm" loext:contextual-spacing="false" fo:text-align="start" style:justify-single-word="false"/>
      <style:text-properties style:font-name="Calibri" fo:font-size="16pt" fo:font-weight="normal" officeooo:rsid="001472c2" officeooo:paragraph-rsid="001472c2" style:font-name-asian="宋体" style:font-size-asian="16pt" style:language-asian="zh" style:country-asian="CN" style:font-weight-asian="normal" style:font-size-complex="16pt" style:font-weight-complex="normal"/>
    </style:style>
    <style:style style:name="P6" style:family="paragraph" style:parent-style-name="Text_20_body">
      <style:paragraph-properties fo:margin-top="0cm" fo:margin-bottom="0.499cm" loext:contextual-spacing="false" fo:text-align="start" style:justify-single-word="false"/>
      <style:text-properties fo:color="#000000" style:font-name="Calibri" fo:font-size="26pt" fo:font-weight="normal" officeooo:rsid="001472c2" officeooo:paragraph-rsid="001472c2" style:font-name-asian="宋体" style:font-size-asian="26pt" style:language-asian="zh" style:country-asian="CN" style:font-weight-asian="normal" style:font-size-complex="26pt" style:font-weight-complex="normal"/>
    </style:style>
    <style:style style:name="P7" style:family="paragraph" style:parent-style-name="Text_20_body">
      <style:paragraph-properties fo:margin-top="0cm" fo:margin-bottom="0.499cm" loext:contextual-spacing="false" fo:text-align="start" style:justify-single-word="false"/>
      <style:text-properties fo:color="#000000" style:font-name="Calibri" fo:font-size="16pt" fo:font-weight="normal" officeooo:rsid="001472c2" officeooo:paragraph-rsid="001472c2" style:font-name-asian="宋体" style:font-size-asian="16pt" style:language-asian="zh" style:country-asian="CN" style:font-weight-asian="normal" style:font-size-complex="16pt" style:font-weight-complex="normal"/>
    </style:style>
    <style:style style:name="P8" style:family="paragraph" style:parent-style-name="Standard">
      <style:text-properties fo:font-size="16pt" fo:font-weight="bold" officeooo:rsid="0013aab0" officeooo:paragraph-rsid="0013aab0" style:font-size-asian="16pt" style:language-asian="zh" style:country-asian="CN" style:font-weight-asian="bold" style:font-size-complex="16pt" style:font-weight-complex="bold"/>
    </style:style>
    <style:style style:name="P9" style:family="paragraph" style:parent-style-name="Standard">
      <style:text-properties fo:font-size="24pt" fo:font-weight="bold" officeooo:rsid="0013aab0" officeooo:paragraph-rsid="0013aab0" style:font-size-asian="24pt" style:language-asian="zh" style:country-asian="CN" style:font-weight-asian="bold" style:font-size-complex="24pt" style:font-weight-complex="bold"/>
    </style:style>
    <style:style style:name="P10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size="12pt" officeooo:paragraph-rsid="0013aab0" style:font-size-asian="12pt" style:font-size-complex="12pt"/>
    </style:style>
    <style:style style:name="P11" style:family="paragraph" style:parent-style-name="Table_20_Contents">
      <style:paragraph-properties fo:margin-top="0cm" fo:margin-bottom="0.499cm" loext:contextual-spacing="false"/>
      <style:text-properties fo:font-size="12pt" officeooo:paragraph-rsid="0013aab0" style:font-size-asian="12pt" style:font-size-complex="12pt"/>
    </style:style>
    <style:style style:name="P12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3f5fbf" style:font-name="Courier New" fo:font-size="12pt" officeooo:paragraph-rsid="0013aab0" style:font-size-asian="12pt" style:font-size-complex="12pt"/>
    </style:style>
    <style:style style:name="P13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3f5fbf" style:font-name="Courier New" fo:font-size="9pt" officeooo:paragraph-rsid="001472c2" style:font-size-asian="9pt" style:font-size-complex="9pt"/>
    </style:style>
    <style:style style:name="P14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3f5fbf" style:font-name="Courier New" fo:font-size="10.5pt" officeooo:paragraph-rsid="001472c2" style:font-size-asian="10.5pt" style:font-size-complex="10.5pt"/>
    </style:style>
    <style:style style:name="P15" style:family="paragraph" style:parent-style-name="Table_20_Contents">
      <style:paragraph-properties fo:margin-top="0cm" fo:margin-bottom="0.499cm" loext:contextual-spacing="false"/>
      <style:text-properties style:font-name="Calibri" fo:font-size="12pt" officeooo:paragraph-rsid="0013aab0" style:font-name-asian="Calibri" style:font-size-asian="12pt" style:font-size-complex="12pt"/>
    </style:style>
    <style:style style:name="P16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" fo:font-size="12pt" fo:font-weight="normal" officeooo:rsid="0013aab0" officeooo:paragraph-rsid="0013aab0" style:font-name-asian="Calibri" style:font-size-asian="12pt" style:language-asian="zh" style:country-asian="CN" style:font-weight-asian="normal" style:font-size-complex="12pt" style:font-weight-complex="normal"/>
    </style:style>
    <style:style style:name="P17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" fo:font-size="9pt" officeooo:paragraph-rsid="001472c2" style:font-name-asian="宋体" style:font-size-asian="9pt" style:font-size-complex="9pt"/>
    </style:style>
    <style:style style:name="P18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" fo:font-size="10.5pt" officeooo:paragraph-rsid="001472c2" style:font-name-asian="宋体" style:font-size-asian="10.5pt" style:font-size-complex="10.5pt"/>
    </style:style>
    <style:style style:name="P19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size="9pt" officeooo:paragraph-rsid="001472c2" style:font-size-asian="9pt" style:font-size-complex="9pt"/>
    </style:style>
    <style:style style:name="P20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000000" style:font-name="Calibri" fo:font-size="12pt" fo:font-weight="normal" officeooo:rsid="001472c2" officeooo:paragraph-rsid="001472c2" style:font-name-asian="宋体" style:font-size-asian="12pt" style:language-asian="zh" style:country-asian="CN" style:font-weight-asian="normal" style:font-size-complex="12pt" style:font-weight-complex="normal"/>
    </style:style>
    <style:style style:name="P21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000000" style:font-name="Courier New" fo:font-size="10.5pt" officeooo:paragraph-rsid="001472c2" style:font-size-asian="10.5pt" style:font-size-complex="10.5pt"/>
    </style:style>
    <style:style style:name="P22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size="10.5pt" officeooo:paragraph-rsid="001472c2" style:font-size-asian="10.5pt" style:font-size-complex="10.5pt"/>
    </style:style>
    <style:style style:name="P23" style:family="paragraph" style:parent-style-name="Heading_20_1">
      <style:paragraph-properties fo:margin-top="0cm" fo:margin-bottom="0.499cm" loext:contextual-spacing="false" fo:text-align="start" style:justify-single-word="false"/>
      <style:text-properties style:font-name="Calibri" fo:font-size="26pt" fo:font-weight="normal" officeooo:rsid="00821837" officeooo:paragraph-rsid="001472c2" style:font-name-asian="宋体" style:font-size-asian="26pt" style:language-asian="zh" style:country-asian="CN" style:font-weight-asian="normal" style:font-size-complex="26pt" style:font-weight-complex="normal"/>
    </style:style>
    <style:style style:name="P24" style:family="paragraph" style:parent-style-name="Heading_20_1">
      <style:paragraph-properties fo:margin-top="0cm" fo:margin-bottom="0.499cm" loext:contextual-spacing="false" fo:text-align="start" style:justify-single-word="false"/>
      <style:text-properties fo:color="#000000" style:font-name="Calibri" fo:font-size="16pt" fo:font-weight="normal" officeooo:rsid="008bebf4" officeooo:paragraph-rsid="001472c2" style:font-name-asian="宋体" style:font-size-asian="16pt" style:language-asian="zh" style:country-asian="CN" style:font-weight-asian="normal" style:font-size-complex="16pt" style:font-weight-complex="normal"/>
    </style:style>
    <style:style style:name="T1" style:family="text">
      <style:text-properties officeooo:rsid="0013aab0"/>
    </style:style>
    <style:style style:name="T2" style:family="text">
      <style:text-properties style:font-name="Calibri" style:font-name-asian="宋体"/>
    </style:style>
    <style:style style:name="T3" style:family="text">
      <style:text-properties style:font-name="Calibri" style:font-name-asian="Calibri"/>
    </style:style>
    <style:style style:name="T4" style:family="text">
      <style:text-properties fo:color="#000000" style:font-name="Courier New"/>
    </style:style>
    <style:style style:name="T5" style:family="text">
      <style:text-properties fo:color="#000000" style:font-name="Courier New" style:text-underline-style="solid" style:text-underline-width="auto" style:text-underline-color="font-color"/>
    </style:style>
    <style:style style:name="T6" style:family="text">
      <style:text-properties fo:color="#000000" style:font-name="Courier New" officeooo:rsid="001472c2"/>
    </style:style>
    <style:style style:name="T7" style:family="text">
      <style:text-properties fo:color="#008080" style:font-name="Courier New"/>
    </style:style>
    <style:style style:name="T8" style:family="text">
      <style:text-properties fo:color="#008080" style:font-name="Courier New" style:font-name-asian="Calibri"/>
    </style:style>
    <style:style style:name="T9" style:family="text">
      <style:text-properties fo:color="#008080" style:font-name="Courier New" style:font-name-asian="Calibri" style:font-size-asian="22pt" style:font-weight-asian="bold"/>
    </style:style>
    <style:style style:name="T10" style:family="text">
      <style:text-properties fo:color="#3f7f7f" style:font-name="Courier New"/>
    </style:style>
    <style:style style:name="T11" style:family="text">
      <style:text-properties fo:color="#3f7f7f" style:font-name="Courier New" style:font-name-asian="Calibri"/>
    </style:style>
    <style:style style:name="T12" style:family="text">
      <style:text-properties fo:color="#7f007f" style:font-name="Courier New"/>
    </style:style>
    <style:style style:name="T13" style:family="text">
      <style:text-properties fo:color="#7f007f" style:font-name="Courier New" style:font-name-asian="Calibri"/>
    </style:style>
    <style:style style:name="T14" style:family="text">
      <style:text-properties fo:color="#2a00ff" style:font-name="Courier New" fo:font-style="italic"/>
    </style:style>
    <style:style style:name="T15" style:family="text">
      <style:text-properties fo:color="#2a00ff" style:font-name="Courier New" fo:font-style="italic" style:font-name-asian="Calibri"/>
    </style:style>
    <style:style style:name="T16" style:family="text">
      <style:text-properties fo:color="#3f5fbf" style:font-name="Courier New"/>
    </style:style>
    <style:style style:name="T17" style:family="text">
      <style:text-properties fo:color="#3f5fbf" style:font-name="Courier New" style:text-underline-style="solid" style:text-underline-width="auto" style:text-underline-color="font-color"/>
    </style:style>
    <style:style style:name="T18" style:family="text">
      <style:text-properties fo:color="#3f5fbf" style:font-name-asian="Courier New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color="#ff0000" style:font-name="Courier New"/>
    </style:style>
    <style:style style:name="T21" style:family="text">
      <style:text-properties fo:color="#ff0000" style:font-name="Courier New" fo:font-style="italic"/>
    </style:style>
    <style:style style:name="T22" style:family="text">
      <style:text-properties fo:color="#ff0000" style:font-name="Courier New" style:font-size-asian="22pt"/>
    </style:style>
    <style:style style:name="T23" style:family="text">
      <style:text-properties fo:color="#ff0000" style:font-name="Courier New" fo:font-size="12pt" style:font-name-asian="Calibri" style:font-size-asian="12pt" style:font-size-complex="12pt"/>
    </style:style>
    <style:style style:name="T24" style:family="text">
      <style:text-properties fo:color="#ff0000" style:font-name="Courier New" fo:font-size="12pt" officeooo:rsid="001472c2" style:font-name-asian="Calibri" style:font-size-asian="12pt" style:font-size-complex="12pt"/>
    </style:style>
    <style:style style:name="T25" style:family="text">
      <style:text-properties style:font-name="Courier New"/>
    </style:style>
    <style:style style:name="T26" style:family="text">
      <style:text-properties style:font-name="Courier New" style:font-size-asian="22pt"/>
    </style:style>
    <style:style style:name="T27" style:family="text">
      <style:text-properties style:font-name="Courier New" officeooo:rsid="001472c2"/>
    </style:style>
    <style:style style:name="T28" style:family="text">
      <style:text-properties style:font-name="Courier New" fo:font-size="12pt" style:font-name-asian="Calibri" style:font-size-asian="12pt" style:font-size-complex="12pt"/>
    </style:style>
    <style:style style:name="T29" style:family="text">
      <style:text-properties style:font-name="Courier New" style:font-name-asian="Calibri"/>
    </style:style>
    <style:style style:name="T30" style:family="text">
      <style:text-properties style:font-name="Courier New" style:font-name-asian="Calibri" style:font-size-asian="22pt"/>
    </style:style>
    <style:style style:name="T31" style:family="text">
      <style:text-properties style:font-name="Courier New" style:font-name-asian="Calibri" style:font-size-asian="22pt" style:font-weight-asian="bold"/>
    </style:style>
    <style:style style:name="T32" style:family="text">
      <style:text-properties style:font-name="Courier New" officeooo:rsid="001472c2" style:font-name-asian="Calibri" style:font-size-asian="22pt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多对一</text:p>
      <text:p text:style-name="P8">类中引入一的一端的类做为属性</text:p>
      <text:p text:style-name="P1"><text:span text:style-name="T2">配置多</text:span><text:span text:style-name="T3">的一端</text:span>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10"><text:span text:style-name="T7">&lt;</text:span><text:span text:style-name="T10">hibernate-mapping </text:span><text:span text:style-name="T12">package</text:span><text:span text:style-name="T4">=</text:span><text:span text:style-name="T14">"com.rl.hiber.model"</text:span><text:span text:style-name="T7">&gt;</text:span></text:p>
            <text:p text:style-name="P10"><text:span text:style-name="T4"><text:s text:c="14"/></text:span><text:span text:style-name="T7">&lt;</text:span><text:span text:style-name="T10">class </text:span><text:span text:style-name="T12">name</text:span><text:span text:style-name="T4">=</text:span><text:span text:style-name="T14">"Emp" </text:span><text:span text:style-name="T12">table</text:span><text:span text:style-name="T4">=</text:span><text:span text:style-name="T14">"t_emp"</text:span><text:span text:style-name="T7">&gt;</text:span></text:p>
            <text:p text:style-name="P10"><text:span text:style-name="T4"><text:tab/><text:tab/></text:span><text:span text:style-name="T7">&lt;</text:span><text:span text:style-name="T10">id </text:span><text:span text:style-name="T12">name</text:span><text:span text:style-name="T4">=</text:span><text:span text:style-name="T14">"empNo" </text:span><text:span text:style-name="T12">column</text:span><text:span text:style-name="T4">=</text:span><text:span text:style-name="T14">"emp_no"</text:span><text:span text:style-name="T7">&gt;</text:span></text:p>
            <text:p text:style-name="P10"><text:span text:style-name="T4"><text:tab/><text:tab/><text:tab/></text:span><text:span text:style-name="T7">&lt;</text:span><text:span text:style-name="T10">generator </text:span><text:span text:style-name="T12">class</text:span><text:span text:style-name="T4">=</text:span><text:span text:style-name="T14">"native"</text:span><text:span text:style-name="T7">&gt;&lt;/</text:span><text:span text:style-name="T10">generator</text:span><text:span text:style-name="T7">&gt;</text:span></text:p>
            <text:p text:style-name="P10"><text:span text:style-name="T4"><text:tab/><text:tab/></text:span><text:span text:style-name="T7">&lt;/</text:span><text:span text:style-name="T10">id</text:span><text:span text:style-name="T7">&gt;</text:span></text:p>
            <text:p text:style-name="P10"><text:span text:style-name="T4"><text:tab/><text:tab/></text:span><text:span text:style-name="T7">&lt;</text:span><text:span text:style-name="T10">property </text:span><text:span text:style-name="T12">name</text:span><text:span text:style-name="T4">=</text:span><text:span text:style-name="T14">"ename"</text:span><text:span text:style-name="T7">&gt;&lt;/</text:span><text:span text:style-name="T10">property</text:span><text:span text:style-name="T7">&gt;</text:span></text:p>
            <text:p text:style-name="P10"><text:span text:style-name="T4"><text:tab/><text:tab/></text:span><text:span text:style-name="T16">&lt;!-- </text:span></text:p>
            <text:p text:style-name="P10"><text:span text:style-name="T16"><text:tab/><text:tab/><text:tab/></text:span><text:span text:style-name="T18">指定多对一的关系</text:span></text:p>
            <text:p text:style-name="P10"><text:span text:style-name="T16"><text:tab/><text:tab/><text:tab/>name</text:span><text:span text:style-name="T18">：多的一端（</text:span><text:span text:style-name="T17">emp</text:span><text:span text:style-name="T18">）的类中的一的类（</text:span><text:span text:style-name="T16">team</text:span><text:span text:style-name="T18">）的属性名</text:span></text:p>
            <text:p text:style-name="P10"><text:span text:style-name="T16"><text:tab/><text:tab/><text:tab/>column:</text:span><text:span text:style-name="T18">建表后多的一端（</text:span><text:span text:style-name="T16">t_emp</text:span><text:span text:style-name="T18">）中的外键</text:span></text:p>
            <text:p text:style-name="P12"><text:tab/><text:tab/>--&gt;</text:p>
            <text:p text:style-name="P10"><text:span text:style-name="T4"><text:tab/><text:tab/></text:span><text:span text:style-name="T7">&lt;</text:span><text:span text:style-name="T10">many-to-one </text:span><text:span text:style-name="T12">name</text:span><text:span text:style-name="T4">=</text:span><text:span text:style-name="T14">"team" </text:span><text:span text:style-name="T12">column</text:span><text:span text:style-name="T4">=</text:span><text:span text:style-name="T14">"t_id"</text:span><text:span text:style-name="T7">&gt;&lt;/</text:span><text:span text:style-name="T10">many-to-one</text:span><text:span text:style-name="T7">&gt;</text:span></text:p>
            <text:p text:style-name="P11"><text:span text:style-name="T4"><text:tab/></text:span><text:span text:style-name="T7">&lt;/</text:span><text:span text:style-name="T10">class</text:span><text:span text:style-name="T7">&gt;</text:span></text:p>
          </table:table-cell>
        </table:table-row>
      </table:table>
      <text:p text:style-name="P2"><text:span text:style-name="T3">一的一端不用配置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一对一<text:span text:style-name="T1">(双向)</text:span></text:p>
      <text:p text:style-name="P4">每端都加入对方类做为属性</text:p>
      <text:p text:style-name="P4">配置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10"><text:span text:style-name="T7">&lt;</text:span><text:span text:style-name="T10">hibernate-mapping </text:span><text:span text:style-name="T12">package</text:span><text:span text:style-name="T4">=</text:span><text:span text:style-name="T14">"com.rl.hiber.model"</text:span><text:span text:style-name="T7">&gt;</text:span></text:p>
            <text:p text:style-name="P10"><text:span text:style-name="T4"><text:s/><text:tab/></text:span><text:span text:style-name="T7">&lt;</text:span><text:span text:style-name="T10">class </text:span><text:span text:style-name="T12">name</text:span><text:span text:style-name="T4">=</text:span><text:span text:style-name="T14">"IDCard" </text:span><text:span text:style-name="T12">table</text:span><text:span text:style-name="T4">=</text:span><text:span text:style-name="T14">"t_id_card"</text:span><text:span text:style-name="T7">&gt;</text:span></text:p>
            <text:p text:style-name="P10"><text:span text:style-name="T4"><text:tab/><text:tab/></text:span><text:span text:style-name="T16">&lt;!-- </text:span><text:span text:style-name="T18">指定主键名称，建议使用</text:span><text:span text:style-name="T17">emp</text:span><text:span text:style-name="T18">端的主键名称 </text:span><text:span text:style-name="T16">--&gt;</text:span></text:p>
            <text:p text:style-name="P10"><text:span text:style-name="T4"><text:tab/><text:tab/></text:span><text:span text:style-name="T7">&lt;</text:span><text:span text:style-name="T10">id </text:span><text:span text:style-name="T12">name</text:span><text:span text:style-name="T4">=</text:span><text:span text:style-name="T14">"cardId" </text:span><text:span text:style-name="T12">column</text:span><text:span text:style-name="T4">=</text:span><text:span text:style-name="T14">"emp_no"</text:span><text:span text:style-name="T7">&gt;</text:span></text:p>
            <text:p text:style-name="P10"><text:span text:style-name="T4"><text:tab/><text:tab/><text:tab/></text:span><text:span text:style-name="T16">&lt;!-- </text:span><text:span text:style-name="T18">使用外键的方式来生成主键 </text:span><text:span text:style-name="T16">--&gt;</text:span></text:p>
            <text:p text:style-name="P10"><text:span text:style-name="T4"><text:tab/><text:tab/><text:tab/></text:span><text:span text:style-name="T7">&lt;</text:span><text:span text:style-name="T10">generator </text:span><text:span text:style-name="T12">class</text:span><text:span text:style-name="T4">=</text:span><text:span text:style-name="T14">"foreign"</text:span><text:span text:style-name="T7">&gt;</text:span></text:p>
            <text:p text:style-name="P10"><text:span text:style-name="T4"><text:tab/><text:tab/><text:tab/><text:tab/></text:span><text:span text:style-name="T16">&lt;!-- </text:span><text:span text:style-name="T18">指定</text:span><text:span text:style-name="T16">idCard</text:span><text:span text:style-name="T18">这一端的</text:span><text:span text:style-name="T17">emp</text:span><text:span text:style-name="T18">属性 </text:span><text:span text:style-name="T16">--&gt;</text:span></text:p>
            <text:p text:style-name="P10"><text:span text:style-name="T4"><text:tab/><text:tab/><text:tab/><text:tab/></text:span><text:span text:style-name="T7">&lt;</text:span><text:span text:style-name="T10">param </text:span><text:span text:style-name="T12">name</text:span><text:span text:style-name="T4">=</text:span><text:span text:style-name="T14">"property"</text:span><text:span text:style-name="T7">&gt;</text:span><text:span text:style-name="T5">emp</text:span><text:span text:style-name="T7">&lt;/</text:span><text:span text:style-name="T10">param</text:span><text:span text:style-name="T7">&gt;</text:span></text:p>
            <text:p text:style-name="P10"><text:span text:style-name="T4"><text:tab/><text:tab/><text:tab/></text:span><text:span text:style-name="T7">&lt;/</text:span><text:span text:style-name="T10">generator</text:span><text:span text:style-name="T7">&gt;</text:span></text:p>
            <text:p text:style-name="P10"><text:span text:style-name="T4"><text:tab/><text:tab/></text:span><text:span text:style-name="T7">&lt;/</text:span><text:span text:style-name="T10">id</text:span><text:span text:style-name="T7">&gt;</text:span></text:p>
            <text:p text:style-name="P10"><text:span text:style-name="T4"><text:tab/><text:tab/></text:span><text:span text:style-name="T7">&lt;</text:span><text:span text:style-name="T10">property </text:span><text:span text:style-name="T12">name</text:span><text:span text:style-name="T4">=</text:span><text:span text:style-name="T14">"cardNo" </text:span><text:span text:style-name="T12">column</text:span><text:span text:style-name="T4">=</text:span><text:span text:style-name="T14">"card_no"</text:span><text:span text:style-name="T7">&gt;&lt;/</text:span><text:span text:style-name="T10">property</text:span><text:span text:style-name="T7">&gt;</text:span></text:p>
            <text:p text:style-name="P10"><text:span text:style-name="T4"><text:tab/><text:tab/></text:span><text:span text:style-name="T16">&lt;!-- </text:span></text:p>
            <text:p text:style-name="P10"><text:span text:style-name="T16"><text:tab/><text:tab/><text:tab/></text:span><text:span text:style-name="T18">指定一对一的关系</text:span></text:p>
            <text:p text:style-name="P10"><text:span text:style-name="T16"><text:tab/><text:tab/><text:tab/>name</text:span><text:span text:style-name="T18">：当前端的的另一个一的一端的属性名称</text:span><text:span text:style-name="T17">emp</text:span></text:p>
            <text:p text:style-name="P10"><text:span text:style-name="T16"><text:tab/><text:tab/><text:tab/>constrained</text:span><text:span text:style-name="T18">：建表时带有外键约束</text:span></text:p>
            <text:p text:style-name="P12"><text:tab/><text:tab/>--&gt;</text:p>
            <text:p text:style-name="P10"><text:span text:style-name="T4"><text:tab/><text:tab/></text:span><text:span text:style-name="T7">&lt;</text:span><text:span text:style-name="T10">one-to-one </text:span><text:span text:style-name="T12">name</text:span><text:span text:style-name="T4">=</text:span><text:span text:style-name="T14">"emp" </text:span></text:p>
            <text:p text:style-name="P10"><text:span text:style-name="T12">constrained</text:span><text:span text:style-name="T4">=</text:span><text:span text:style-name="T14">"true"</text:span><text:span text:style-name="T7">&gt;&lt;/</text:span><text:span text:style-name="T10">one-to-one</text:span><text:span text:style-name="T7">&gt;</text:span></text:p>
            <text:p text:style-name="P10"><text:span text:style-name="T4"><text:tab/></text:span><text:span text:style-name="T7">&lt;/</text:span><text:span text:style-name="T10">class</text:span><text:span text:style-name="T7">&gt;</text:span></text:p>
            <text:p text:style-name="P15"><text:span text:style-name="T7">&lt;/</text:span><text:span text:style-name="T10">hibernate-mapping</text:span><text:span text:style-name="T7">&gt;</text:span></text:p>
          </table:table-cell>
        </table:table-row>
      </table:table>
      <text:p text:style-name="P4">另一端指定这一端的关系</text:p>
      <text:p text:style-name="P16"><text:span text:style-name="T20">&lt;one-to-one name=</text:span><text:span text:style-name="T21">"card"</text:span><text:span text:style-name="T20">&gt;&lt;/one-to-one&gt;</text:span></text:p>
      <text:p text:style-name="P16"><text:span text:style-name="T20"/></text:p>
      <text:h text:style-name="P23" text:outline-level="1"><text:soft-page-break/><text:span text:style-name="T4">一对多</text:span><text:span text:style-name="T6">(双向)</text:span></text:h>
      <text:p text:style-name="P5"><text:span text:style-name="T6">类</text:span><text:span text:style-name="T4">中</text:span></text:p>
      <text:p text:style-name="P6"><text:span text:style-name="T28">一的一端指定set集合泛型是多的一端</text:span></text:p>
      <text:p text:style-name="P6"><text:span text:style-name="T28">配置</text:span></text:p>
      <table:table table:name="表格3" table:style-name="表格3">
        <table:table-column table:style-name="表格3.A"/>
        <table:table-row>
          <table:table-cell table:style-name="表格3.A1" office:value-type="string">
            <text:p text:style-name="P19"><text:span text:style-name="T7">&lt;</text:span><text:span text:style-name="T10">hibernate-mapping </text:span><text:span text:style-name="T12">package</text:span><text:span text:style-name="T4">=</text:span><text:span text:style-name="T14">"com.rl.hiber.model"</text:span><text:span text:style-name="T7">&gt;</text:span></text:p>
            <text:p text:style-name="P19"><text:span text:style-name="T4"><text:tab/></text:span><text:span text:style-name="T7">&lt;</text:span><text:span text:style-name="T10">class </text:span><text:span text:style-name="T12">name</text:span><text:span text:style-name="T4">=</text:span><text:span text:style-name="T14">"Team" </text:span><text:span text:style-name="T12">table</text:span><text:span text:style-name="T4">=</text:span><text:span text:style-name="T14">"t_team"</text:span><text:span text:style-name="T7">&gt;</text:span></text:p>
            <text:p text:style-name="P19"><text:span text:style-name="T4"><text:tab/><text:tab/></text:span><text:span text:style-name="T7">&lt;</text:span><text:span text:style-name="T10">id </text:span><text:span text:style-name="T12">name</text:span><text:span text:style-name="T4">=</text:span><text:span text:style-name="T14">"tId" </text:span><text:span text:style-name="T12">column</text:span><text:span text:style-name="T4">=</text:span><text:span text:style-name="T14">"t_id"</text:span><text:span text:style-name="T7">&gt;</text:span></text:p>
            <text:p text:style-name="P19"><text:span text:style-name="T4"><text:tab/><text:tab/><text:tab/></text:span><text:span text:style-name="T7">&lt;</text:span><text:span text:style-name="T10">generator </text:span><text:span text:style-name="T12">class</text:span><text:span text:style-name="T4">=</text:span><text:span text:style-name="T14">"native"</text:span><text:span text:style-name="T7">&gt;&lt;/</text:span><text:span text:style-name="T10">generator</text:span><text:span text:style-name="T7">&gt;</text:span></text:p>
            <text:p text:style-name="P19"><text:span text:style-name="T4"><text:tab/><text:tab/></text:span><text:span text:style-name="T7">&lt;/</text:span><text:span text:style-name="T10">id</text:span><text:span text:style-name="T7">&gt;</text:span></text:p>
            <text:p text:style-name="P19"><text:span text:style-name="T4"><text:tab/><text:tab/></text:span><text:span text:style-name="T7">&lt;</text:span><text:span text:style-name="T10">property </text:span><text:span text:style-name="T12">name</text:span><text:span text:style-name="T4">=</text:span><text:span text:style-name="T14">"tName" </text:span><text:span text:style-name="T12">column</text:span><text:span text:style-name="T4">=</text:span><text:span text:style-name="T14">"t_name"</text:span><text:span text:style-name="T7">&gt;&lt;/</text:span><text:span text:style-name="T10">property</text:span><text:span text:style-name="T7">&gt;</text:span></text:p>
            <text:p text:style-name="P19"><text:span text:style-name="T4"><text:tab/><text:tab/></text:span><text:span text:style-name="T7">&lt;</text:span><text:span text:style-name="T10">property </text:span><text:span text:style-name="T12">name</text:span><text:span text:style-name="T4">=</text:span><text:span text:style-name="T14">"loc"</text:span><text:span text:style-name="T7">&gt;&lt;/</text:span><text:span text:style-name="T10">property</text:span><text:span text:style-name="T7">&gt;</text:span></text:p>
            <text:p text:style-name="P19"><text:span text:style-name="T4"><text:tab/><text:tab/></text:span><text:span text:style-name="T16">&lt;!-- set</text:span><text:span text:style-name="T18">指定一对多的关系配置</text:span></text:p>
            <text:p text:style-name="P19"><text:span text:style-name="T16"><text:tab/><text:tab/><text:tab/>name</text:span><text:span text:style-name="T18">：在一的一端的模型类中集合的属性名</text:span></text:p>
            <text:p text:style-name="P13"><text:tab/><text:tab/> --&gt;</text:p>
            <text:p text:style-name="P19"><text:span text:style-name="T4"><text:tab/><text:tab/></text:span><text:span text:style-name="T7">&lt;</text:span><text:span text:style-name="T10">set </text:span><text:span text:style-name="T12">name</text:span><text:span text:style-name="T4">=</text:span><text:span text:style-name="T14">"set"</text:span><text:span text:style-name="T7">&gt;</text:span></text:p>
            <text:p text:style-name="P19"><text:span text:style-name="T4"><text:tab/><text:tab/><text:tab/></text:span><text:span text:style-name="T16">&lt;!-- <text:tab/>key:</text:span><text:span text:style-name="T18">在多的一端的表中要产生的外键</text:span></text:p>
            <text:p text:style-name="P19"><text:span text:style-name="T16"><text:tab/><text:tab/><text:tab/> <text:s text:c="4"/>column</text:span><text:span text:style-name="T18">：外键名称</text:span></text:p>
            <text:p text:style-name="P13"><text:tab/><text:tab/><text:tab/> --&gt;</text:p>
            <text:p text:style-name="P19"><text:span text:style-name="T4"><text:tab/><text:tab/><text:tab/></text:span><text:span text:style-name="T7">&lt;</text:span><text:span text:style-name="T10">key </text:span><text:span text:style-name="T12">column</text:span><text:span text:style-name="T4">=</text:span><text:span text:style-name="T14">"t_id"</text:span><text:span text:style-name="T7">&gt;&lt;/</text:span><text:span text:style-name="T10">key</text:span><text:span text:style-name="T7">&gt;</text:span></text:p>
            <text:p text:style-name="P19"><text:span text:style-name="T4"><text:tab/><text:tab/><text:tab/></text:span><text:span text:style-name="T16">&lt;!-- one-to-many</text:span><text:span text:style-name="T18">：指定多的一端的类</text:span></text:p>
            <text:p text:style-name="P19"><text:span text:style-name="T16"><text:tab/><text:tab/><text:tab/><text:tab/>class</text:span><text:span text:style-name="T18">：多的一端的类</text:span></text:p>
            <text:p text:style-name="P13"><text:tab/><text:tab/><text:tab/>--&gt;</text:p>
            <text:p text:style-name="P19"><text:span text:style-name="T4"><text:tab/><text:tab/><text:tab/></text:span><text:span text:style-name="T7">&lt;</text:span><text:span text:style-name="T10">one-to-many </text:span><text:span text:style-name="T12">class</text:span><text:span text:style-name="T4">=</text:span><text:span text:style-name="T14">"Emp"</text:span><text:span text:style-name="T7">/&gt;</text:span></text:p>
            <text:p text:style-name="P19"><text:span text:style-name="T4"><text:tab/><text:tab/></text:span><text:span text:style-name="T7">&lt;/</text:span><text:span text:style-name="T10">set</text:span><text:span text:style-name="T7">&gt;</text:span></text:p>
            <text:p text:style-name="P19"><text:span text:style-name="T4"><text:tab/></text:span><text:span text:style-name="T7">&lt;/</text:span><text:span text:style-name="T10">class</text:span><text:span text:style-name="T7">&gt;</text:span></text:p>
            <text:p text:style-name="P17"><text:span text:style-name="T7">&lt;/</text:span><text:span text:style-name="T10">hibernate-mapping</text:span><text:span text:style-name="T7">&gt;</text:span></text:p>
          </table:table-cell>
        </table:table-row>
      </table:table>
      <text:p text:style-name="P6"><text:span text:style-name="T28"/></text:p>
      <text:p text:style-name="P6"><text:span text:style-name="T28"/></text:p>
      <text:p text:style-name="P6"><text:soft-page-break/><text:span text:style-name="T28">多的一端类中加入一的一端的类</text:span></text:p>
      <text:p text:style-name="P6"><text:span text:style-name="T28">指定关系</text:span></text:p>
      <text:p text:style-name="P20"><text:span text:style-name="T8">&lt;</text:span><text:span text:style-name="T11">many-to-one </text:span><text:span text:style-name="T13">name</text:span><text:span text:style-name="T29">=</text:span><text:span text:style-name="T15">"team" </text:span><text:span text:style-name="T13">column</text:span><text:span text:style-name="T29">=</text:span><text:span text:style-name="T15">"t_id"</text:span><text:span text:style-name="T8">&gt;&lt;/</text:span><text:span text:style-name="T11">many-to-one</text:span><text:span text:style-name="T8">&gt;</text:span></text:p>
      <text:p text:style-name="P20"><text:span text:style-name="T8"/></text:p>
      <text:p text:style-name="P20"><text:span text:style-name="T8"/></text:p>
      <text:h text:style-name="P24" text:outline-level="1"><text:span text:style-name="T31">多对多</text:span><text:span text:style-name="T32">(双向)</text:span></text:h>
      <text:p text:style-name="P7"><text:span text:style-name="T29">类中</text:span></text:p>
      <text:p text:style-name="P7"><text:span text:style-name="T29">每一端都有对方的set的集合，泛型是对方类的属性</text:span></text:p>
      <table:table table:name="表格4" table:style-name="表格4">
        <table:table-column table:style-name="表格4.A"/>
        <table:table-row>
          <table:table-cell table:style-name="表格4.A1" office:value-type="string">
            <text:p text:style-name="P22"><text:span text:style-name="T7">&lt;</text:span><text:span text:style-name="T10">hibernate-mapping </text:span><text:span text:style-name="T12">package</text:span><text:span text:style-name="T4">=</text:span><text:span text:style-name="T14">"com.rl.hiber.model"</text:span><text:span text:style-name="T7">&gt;</text:span></text:p>
            <text:p text:style-name="P22"><text:span text:style-name="T4"><text:tab/></text:span><text:span text:style-name="T7">&lt;</text:span><text:span text:style-name="T10">class </text:span><text:span text:style-name="T12">name</text:span><text:span text:style-name="T4">=</text:span><text:span text:style-name="T14">"Emp" </text:span><text:span text:style-name="T12">table</text:span><text:span text:style-name="T4">=</text:span><text:span text:style-name="T14">"t_emp"</text:span><text:span text:style-name="T7">&gt;</text:span></text:p>
            <text:p text:style-name="P22"><text:span text:style-name="T4"><text:tab/><text:tab/></text:span><text:span text:style-name="T7">&lt;</text:span><text:span text:style-name="T10">id </text:span><text:span text:style-name="T12">name</text:span><text:span text:style-name="T4">=</text:span><text:span text:style-name="T14">"empNo" </text:span><text:span text:style-name="T12">column</text:span><text:span text:style-name="T4">=</text:span><text:span text:style-name="T14">"emp_no"</text:span><text:span text:style-name="T7">&gt;</text:span></text:p>
            <text:p text:style-name="P22"><text:span text:style-name="T4"><text:tab/><text:tab/><text:tab/></text:span><text:span text:style-name="T7">&lt;</text:span><text:span text:style-name="T10">generator </text:span><text:span text:style-name="T12">class</text:span><text:span text:style-name="T4">=</text:span><text:span text:style-name="T14">"native"</text:span><text:span text:style-name="T7">&gt;&lt;/</text:span><text:span text:style-name="T10">generator</text:span><text:span text:style-name="T7">&gt;</text:span></text:p>
            <text:p text:style-name="P22"><text:span text:style-name="T4"><text:tab/><text:tab/></text:span><text:span text:style-name="T7">&lt;/</text:span><text:span text:style-name="T10">id</text:span><text:span text:style-name="T7">&gt;</text:span></text:p>
            <text:p text:style-name="P22"><text:span text:style-name="T4"><text:tab/><text:tab/></text:span><text:span text:style-name="T7">&lt;</text:span><text:span text:style-name="T10">property </text:span><text:span text:style-name="T12">name</text:span><text:span text:style-name="T4">=</text:span><text:span text:style-name="T14">"ename"</text:span><text:span text:style-name="T7">&gt;&lt;/</text:span><text:span text:style-name="T10">property</text:span><text:span text:style-name="T7">&gt;</text:span></text:p>
            <text:p text:style-name="P22"><text:span text:style-name="T4"><text:tab/><text:tab/></text:span><text:span text:style-name="T16">&lt;!-- </text:span></text:p>
            <text:p text:style-name="P22"><text:span text:style-name="T16"><text:tab/><text:tab/><text:tab/>set:</text:span><text:span text:style-name="T18">设置多对多的单端集合</text:span></text:p>
            <text:p text:style-name="P22"><text:span text:style-name="T16"><text:tab/><text:tab/><text:tab/>name</text:span><text:span text:style-name="T18">：在</text:span><text:span text:style-name="T17">emp</text:span><text:span text:style-name="T18">中集合属性名称</text:span></text:p>
            <text:p text:style-name="P22"><text:span text:style-name="T16"><text:tab/><text:tab/><text:tab/>table:</text:span><text:span text:style-name="T18">要产生的中间表的名称</text:span></text:p>
            <text:p text:style-name="P14"><text:tab/><text:tab/> --&gt;</text:p>
            <text:p text:style-name="P22"><text:span text:style-name="T4"><text:tab/><text:tab/></text:span><text:span text:style-name="T7">&lt;</text:span><text:span text:style-name="T10">set </text:span><text:span text:style-name="T12">name</text:span><text:span text:style-name="T4">=</text:span><text:span text:style-name="T14">"roles" </text:span><text:span text:style-name="T12">table</text:span><text:span text:style-name="T4">=</text:span><text:span text:style-name="T14">"emp_role"</text:span><text:span text:style-name="T7">&gt;</text:span></text:p>
            <text:p text:style-name="P22"><text:span text:style-name="T4"><text:tab/><text:tab/><text:tab/></text:span><text:span text:style-name="T16">&lt;!-- </text:span></text:p>
            <text:p text:style-name="P22"><text:span text:style-name="T16"><text:tab/><text:tab/><text:tab/><text:tab/></text:span><text:span text:style-name="T18">把</text:span><text:span text:style-name="T17">emp</text:span><text:span text:style-name="T18">表的主键给中间表作为外键</text:span></text:p>
            <text:p text:style-name="P22"><text:span text:style-name="T16"><text:tab/><text:tab/><text:tab/><text:tab/>column</text:span><text:span text:style-name="T18">：当前</text:span><text:span text:style-name="T17">emp</text:span><text:span text:style-name="T18">表的主键名称</text:span></text:p>
            <text:p text:style-name="P14"><text:tab/><text:tab/><text:tab/> --&gt;</text:p>
            <text:p text:style-name="P22"><text:span text:style-name="T4"><text:tab/><text:tab/><text:tab/></text:span><text:span text:style-name="T7">&lt;</text:span><text:span text:style-name="T10">key </text:span><text:span text:style-name="T12">column</text:span><text:span text:style-name="T4">=</text:span><text:span text:style-name="T14">"emp_no"</text:span><text:span text:style-name="T7">&gt;&lt;/</text:span><text:span text:style-name="T10">key</text:span><text:span text:style-name="T7">&gt;</text:span></text:p>
            <text:p text:style-name="P22"><text:span text:style-name="T4"><text:tab/><text:tab/><text:tab/></text:span><text:span text:style-name="T16">&lt;!-- </text:span></text:p>
            <text:p text:style-name="P22"><text:soft-page-break/><text:span text:style-name="T16"><text:tab/><text:tab/><text:tab/><text:tab/></text:span><text:span text:style-name="T18">指定</text:span><text:span text:style-name="T17">emp</text:span><text:span text:style-name="T18">对面端的</text:span></text:p>
            <text:p text:style-name="P22"><text:span text:style-name="T16"><text:tab/><text:tab/><text:tab/><text:tab/>class</text:span><text:span text:style-name="T18">：指定多的一端的类</text:span></text:p>
            <text:p text:style-name="P22"><text:span text:style-name="T16"><text:tab/><text:tab/><text:tab/><text:tab/>column:</text:span><text:span text:style-name="T18">指定多的一端的要给中间表的字段名称（</text:span><text:span text:style-name="T16">role</text:span><text:span text:style-name="T18">表的主键）</text:span></text:p>
            <text:p text:style-name="P14"><text:tab/><text:tab/><text:tab/> --&gt;</text:p>
            <text:p text:style-name="P22"><text:span text:style-name="T4"><text:tab/><text:tab/><text:tab/></text:span><text:span text:style-name="T7">&lt;</text:span><text:span text:style-name="T10">many-to-many </text:span><text:span text:style-name="T12">class</text:span><text:span text:style-name="T4">=</text:span><text:span text:style-name="T14">"Role" </text:span><text:span text:style-name="T12">column</text:span><text:span text:style-name="T4">=</text:span><text:span text:style-name="T14">"role_id"</text:span><text:span text:style-name="T7">&gt;&lt;/</text:span><text:span text:style-name="T10">many-to-many</text:span><text:span text:style-name="T7">&gt;</text:span></text:p>
            <text:p text:style-name="P22"><text:span text:style-name="T4"><text:tab/><text:tab/></text:span><text:span text:style-name="T7">&lt;/</text:span><text:span text:style-name="T10">set</text:span><text:span text:style-name="T7">&gt;</text:span></text:p>
            <text:p text:style-name="P22"><text:span text:style-name="T4"><text:tab/></text:span><text:span text:style-name="T7">&lt;/</text:span><text:span text:style-name="T10">class</text:span><text:span text:style-name="T7">&gt;</text:span></text:p>
            <text:p text:style-name="P21"><text:tab/></text:p>
            <text:p text:style-name="P18"><text:span text:style-name="T7">&lt;/</text:span><text:span text:style-name="T10">hibernate-mapping</text:span><text:span text:style-name="T7">&gt;</text:span></text:p>
          </table:table-cell>
        </table:table-row>
      </table:table>
      <text:p text:style-name="P7"><text:span text:style-name="T29">另一端和该配置相反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ourier New" svg:font-family="'Courier New'"/>
    <style:font-face style:name="Tahoma1" svg:font-family="Tahoma"/>
    <style:font-face style:name="宋体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1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宋体1" style:font-family-asian="宋体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4M20S</meta:editing-duration>
    <meta:editing-cycles>4</meta:editing-cycles>
    <meta:generator>LibreOffice/5.3.0.3$Windows_X86_64 LibreOffice_project/7074905676c47b82bbcfbea1aeefc84afe1c50e1</meta:generator>
    <dc:date>2018-04-19T23:18:58.237000000</dc:date>
    <meta:document-statistic meta:table-count="4" meta:image-count="0" meta:object-count="0" meta:page-count="5" meta:paragraph-count="102" meta:word-count="567" meta:character-count="2208" meta:non-whitespace-character-count="1938"/>
    <meta:user-defined meta:name="Info 1"/>
    <meta:user-defined meta:name="Info 2"/>
    <meta:user-defined meta:name="Info 3"/>
    <meta:user-defined meta:name="Info 4"/>
  </office:meta>
</office:document-meta>
</file>